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G2];[.G17];[.G37])" office:value-type="float" office:value="75500">
            <text:p>7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K2];[.K5];[.K17];[.K37];[.K42])" office:value-type="float" office:value="82300">
            <text:p>823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4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table:style-name="Default"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table:style-name="Default"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 office:value-type="float" office:value="5000">
            <text:p>5000</text:p>
          </table:table-cell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10/23/2015</text:date>, <text:time>11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3T11:31:11</dc:date>
    <meta:editing-duration>P1DT20H2M44S</meta:editing-duration>
    <meta:editing-cycles>1031</meta:editing-cycles>
    <meta:generator>OpenOffice/4.1.1$Unix OpenOffice.org_project/411m6$Build-9775</meta:generator>
    <dc:creator>employee employee</dc:creator>
    <meta:document-statistic meta:table-count="8" meta:cell-count="2383" meta:object-count="0"/>
  </office:meta>
</office:document-meta>
</file>